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StompDecoderTests.toByteBuffer( String chu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StompDecoderTests.invalidEscap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Tests.incomplete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Tests.oneFullAndOneSplitWithContentLengthExceeding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ingStompDecoderTests.oneMessageInTwo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ingStompDecoderTests.incompleteHeaderWithPartialEscap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Tests.buffer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Tests.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fferingStompDecoderTests.oneFullAndOneSplitMessage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fferingStompDecoderTests.oneFullAndOneSplitMessageNo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fferingStompDecoderTests.invalidEscapeSequenceWithSingleSlashAtEndOf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StompDecoderTests.twoMessagesInOne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